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cdeb" officeooo:paragraph-rsid="001fcdeb"/>
    </style:style>
    <style:style style:name="P2" style:family="paragraph" style:parent-style-name="Standard">
      <style:text-properties officeooo:rsid="0022be43" officeooo:paragraph-rsid="001fcdeb"/>
    </style:style>
    <style:style style:name="P3" style:family="paragraph" style:parent-style-name="Standard">
      <style:text-properties officeooo:rsid="0022be43" officeooo:paragraph-rsid="0022be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ttps://prezi.com/view/xnlFz7TVZQe7EtHBEcF3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5T11:23:56.930898877</meta:creation-date>
    <dc:date>2021-02-26T11:06:02.483975762</dc:date>
    <meta:editing-duration>PT14M21S</meta:editing-duration>
    <meta:editing-cycles>1</meta:editing-cycles>
    <meta:document-statistic meta:table-count="0" meta:image-count="0" meta:object-count="0" meta:page-count="1" meta:paragraph-count="1" meta:word-count="1" meta:character-count="44" meta:non-whitespace-character-count="44"/>
    <meta:generator>LibreOffice/6.4.6.2$Linux_X86_64 LibreOffice_project/40$Build-2</meta:generator>
  </office:meta>
</office:document-meta>
</file>